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67" table:default-cell-style-name="ce2"/>
        <table:table-column table:style-name="co2" table:number-columns-repeated="15317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9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big_spell_water_damage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big_faster_cast_rate</text:p>
          </table:table-cell>
          <table:table-cell table:number-columns-repeated="4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4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crease_healin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wand_damage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table:number-columns-repeated="3" table:style-name="ce2"/>
          <table:table-cell office:value-type="string" table:style-name="ce2">
            <text:p>big_wat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arcane_devotion</text:p>
          </table:table-cell>
          <table:table-cell table:number-columns-repeated="1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eal_to_dmg</text:p>
          </table:table-cell>
          <table:table-cell table:number-columns-repeated="12" table:style-name="ce2"/>
          <table:table-cell office:value-type="string" table:style-name="ce2">
            <text:p>ghost_reaver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and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zardry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style-name="ce2"/>
          <table:table-cell office:value-type="string" table:style-name="ce2">
            <text:p>health_magic_shield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mana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big_mana_rege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spell_wat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dodge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big_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frostball_chill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big_mana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water_weap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number-columns-repeated="4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ast_frostball</text:p>
          </table:table-cell>
          <table:table-cell table:number-columns-repeated="3" table:style-name="ce2"/>
          <table:table-cell office:value-type="string" table:style-name="ce2">
            <text:p>whirlpool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big_health_mana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water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fire_weapon_damage</text:p>
          </table:table-cell>
          <table:table-cell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big_spell_fire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burning_currents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volcan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big_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crashing_rocks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magic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_crit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str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chance_of_bur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table:number-columns-repeated="4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magma_flower_bur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_notabl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ce_flower_restor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aster_cast_rate_notabl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big_spell_damage_gated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ma_flowe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7" table:style-name="ce2"/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magma_flower_hea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big_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8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row_flam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throw_flames_life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ice_flower_dmg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dash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weapon_damage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aster_cast_rat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increase_healing_heal_to_dmg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mod_throw_flames_bur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_to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ery_big_health_magic_shield</text:p>
          </table:table-cell>
          <table:table-cell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big_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thunder_physical_weapon_damage</text:p>
          </table:table-cell>
          <table:table-cell table:number-columns-repeated="4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big_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static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heal_to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rost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hysical_weapon_damage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stat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focus</text:p>
          </table:table-cell>
          <table:table-cell table:style-name="ce2"/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urifying_fire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ghtning_totem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crobatics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tart_strint</text:p>
          </table:table-cell>
          <table:table-cell table:number-columns-repeated="3" table:style-name="ce2"/>
          <table:table-cell office:value-type="string" table:style-name="ce2">
            <text:p>start_intdex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zealots_o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table:style-name="ce2"/>
          <table:table-cell office:value-type="string" table:style-name="ce2">
            <text:p>elemental_resis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6" table:style-name="ce2"/>
          <table:table-cell office:value-type="string" table:style-name="ce2">
            <text:p>[CENTER]</text:p>
          </table:table-cell>
          <table:table-cell table:number-columns-repeated="8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critical_hi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style-name="ce2"/>
          <table:table-cell office:value-type="string" table:style-name="ce2">
            <text:p>mod_imbue_phy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imbue_ele</text:p>
          </table:table-cell>
          <table:table-cell table:number-columns-repeated="3" table:style-name="ce2"/>
          <table:table-cell office:value-type="string" table:style-name="ce2">
            <text:p>big_int_gated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rt_str</text:p>
          </table:table-cell>
          <table:table-cell table:number-columns-repeated="3" table:style-name="ce2"/>
          <table:table-cell office:value-type="string" table:style-name="ce2">
            <text:p>start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str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vy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row_barr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oison_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big_bow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wat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health_dodge</text:p>
          </table:table-cell>
          <table:table-cell table:number-columns-repeated="6" table:style-name="ce2"/>
          <table:table-cell office:value-type="string" table:style-name="ce2">
            <text:p>multi_sho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big_chance_of_chil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number-columns-repeated="5"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ravery</text:p>
          </table:table-cell>
          <table:table-cell table:number-columns-repeated="6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chance_of_chi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focus_g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fi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flicker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chance_of_static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hance_of_poiso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hance_of_poiso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ig_st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isoned_weapons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health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ttack_speed_notabl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_penetration_notabl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table:number-columns-repeated="4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recoil_shot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health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natu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focus_g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nature_resis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dod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mod_poison_bus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elemental_resist</text:p>
          </table:table-cell>
          <table:table-cell table:number-columns-repeated="3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thorn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big_chance_of_static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health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elemental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elemental_bow_damage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slow_bus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heal_effect_on_self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vaal_pact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ron_reflexes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heal_effect_on_self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32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orgons_gaze_gate</text:p>
          </table:table-cell>
          <table:table-cell table:number-columns-repeated="3" table:style-name="ce2"/>
          <table:table-cell office:value-type="string" table:style-name="ce2">
            <text:p>holy_flower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mod_holy_flower_res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big_cdr</text:p>
          </table:table-cell>
          <table:table-cell table:number-columns-repeated="5" table:style-name="ce2"/>
          <table:table-cell office:value-type="string" table:style-name="ce2">
            <text:p>mod_holy_flower_cure</text:p>
          </table:table-cell>
          <table:table-cell table:number-columns-repeated="45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97" table:style-name="ce2"/>
          <table:table-cell office:value-type="string" table:style-name="ce2">
            <text:p>E</text:p>
          </table:table-cell>
          <table:table-cell table:number-columns-repeated="16285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5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elvin</meta:initial-creator>
    <dc:creator>Kelvin</dc:creator>
    <meta:creation-date>2020-09-04T12:47:59Z</meta:creation-date>
    <dc:date>2020-10-13T19:45:58Z</dc:date>
    <meta:editing-cycles>2</meta:editing-cycles>
    <meta:editing-duration>PT312S</meta:editing-duration>
  </office:meta>
</office:document-meta>
</file>